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6185" officeooo:paragraph-rsid="00136185"/>
    </style:style>
    <style:style style:name="P2" style:family="paragraph" style:parent-style-name="Standard">
      <style:text-properties fo:font-weight="bold" officeooo:rsid="00136185" officeooo:paragraph-rsid="00136185" style:font-weight-asian="bold" style:font-weight-complex="bold"/>
    </style:style>
    <style:style style:name="P3" style:family="paragraph" style:parent-style-name="Standard">
      <style:text-properties fo:font-weight="bold" officeooo:rsid="001560d8" officeooo:paragraph-rsid="001560d8" style:font-weight-asian="bold" style:font-weight-complex="bold"/>
    </style:style>
    <style:style style:name="P4" style:family="paragraph" style:parent-style-name="Standard">
      <style:text-properties fo:font-weight="normal" officeooo:rsid="00136185" officeooo:paragraph-rsid="00136185" style:font-weight-asian="normal" style:font-weight-complex="normal"/>
    </style:style>
    <style:style style:name="P5" style:family="paragraph" style:parent-style-name="Standard">
      <style:text-properties fo:font-weight="normal" officeooo:paragraph-rsid="001560d8" style:font-weight-asian="normal" style:font-weight-complex="normal"/>
    </style:style>
    <style:style style:name="P6" style:family="paragraph" style:parent-style-name="Standard">
      <style:text-properties fo:font-weight="normal" officeooo:rsid="0016df11" officeooo:paragraph-rsid="0016df11" style:font-weight-asian="normal" style:font-weight-complex="normal"/>
    </style:style>
    <style:style style:name="P7" style:family="paragraph" style:parent-style-name="Standard">
      <style:text-properties officeooo:paragraph-rsid="001560d8"/>
    </style:style>
    <style:style style:name="T1" style:family="text">
      <style:text-properties officeooo:rsid="001560d8"/>
    </style:style>
    <style:style style:name="T2" style:family="text">
      <style:text-properties style:text-position="super 58%"/>
    </style:style>
    <style:style style:name="T3" style:family="text">
      <style:text-properties style:text-position="super 58%" officeooo:rsid="001560d8"/>
    </style:style>
    <style:style style:name="T4" style:family="text">
      <style:text-properties style:text-position="0% 100%"/>
    </style:style>
    <style:style style:name="T5" style:family="text">
      <style:text-properties fo:font-weight="bold" officeooo:rsid="001560d8" style:font-weight-asian="bold" style:font-weight-complex="bold"/>
    </style:style>
    <style:style style:name="T6" style:family="text">
      <style:text-properties officeooo:rsid="0016df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a esta lección donde aprenderemos dos cosas muy útiles pero que en las escuelas suelen pasar por alto, hablaremos de la <text:span text:style-name="T6">factorización</text:span> de trinomios cuadrados perfectos </text:p>
      <text:p text:style-name="P1"/>
      <text:p text:style-name="P2">INSERTAR LA TABLA AQUÍ</text:p>
      <text:p text:style-name="P2"/>
      <text:p text:style-name="P4">las primeras dos filas comparten el mismo nombre, trinomio cuadrado perfecto, si te fijas son los mismo salvo que cambia el signo del segundo termino, tanto en su forma de trinomio como en su factorizacion, al ser un producto notable, podemos simplemente seguir nuestra tabla y no importa cual trinomio sea, su factorización siempre sera el primer termino más o menos dependiendo del signo del segundo termino, el tercer termino termino, esta suma algebraica elevada al cuadrado. </text:p>
      <text:p text:style-name="P4">El detalle esta en como saber que el polinomio que queremos resolver es un trinomio cuadrado perfecto, a medida que tomemos practica los identificaremos más <text:span text:style-name="T1">fácilmente</text:span>, pero siempre tienes que identificar el primer y ultimo termino, los llamaremos a<text:span text:style-name="T3">2</text:span> y b<text:span text:style-name="T3">2</text:span> <text:s/>respectivamente, <text:span text:style-name="T1">eliminar su potencia, por medio de una raíz cuadrada, lo que nos deja con a y b ya sin potencia, y el paso menos obvio, es ver si el segundo termino es igual a el doble de su producto, es decir 2ab, veamos lo con algunos ejemplos, para que quede más claro.</text:span></text:p>
      <text:p text:style-name="P4"/>
      <text:p text:style-name="P3">RESOLVER 9X<text:span text:style-name="T2">2</text:span><text:span text:style-name="T4">+30XY+25Y</text:span><text:span text:style-name="T2">2 </text:span><text:span text:style-name="T4">Y 1/a</text:span><text:span text:style-name="T2">2</text:span><text:span text:style-name="T4">+2+a</text:span><text:span text:style-name="T2">2</text:span></text:p>
      <text:p text:style-name="P3"><text:span text:style-name="T2"/></text:p>
      <text:p text:style-name="P6">entendido esto no tendremos ningún problema con factorizar algún otro producto notable, siempre se tratara de identificarlo y entonces expresarlo como indica la tabla. </text:p>
      <text:p text:style-name="P7"><text:span text:style-name="T5"/></text:p>
      <text:p text:style-name="P5"/>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1:33:11.549000000</meta:creation-date>
    <dc:date>2019-05-11T12:21:36.517000000</dc:date>
    <meta:editing-duration>PT4M33S</meta:editing-duration>
    <meta:editing-cycles>1</meta:editing-cycles>
    <meta:document-statistic meta:table-count="0" meta:image-count="0" meta:object-count="0" meta:page-count="1" meta:paragraph-count="6" meta:word-count="234" meta:character-count="1428" meta:non-whitespace-character-count="1196"/>
    <meta:generator>LibreOffice/6.2.2.2$Windows_X86_64 LibreOffice_project/2b840030fec2aae0fd2658d8d4f9548af4e3518d</meta:generator>
  </office:meta>
</office:document-meta>
</file>